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style:line-height-at-least="0.1388in"/>
    </style:style>
    <style:style style:name="T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1.jpeg" text:anchor-type="as-char" svg:x="0in" svg:y="0in" svg:width="8.26333in" svg:height="11.69333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9-07-28T01:32:00Z</meta:creation-date>
    <dc:date>2019-07-28T01:32:00Z</dc:date>
    <meta:template xlink:href="Normal.dotm" xlink:type="simple"/>
    <meta:editing-cycles>2</meta:editing-cycles>
    <meta:editing-duration>PT0S</meta:editing-duration>
    <meta:document-statistic meta:page-count="1" meta:paragraph-count="0" meta:word-count="0" meta:character-count="0" meta:row-count="1" meta:non-whitespace-character-count="0"/>
  </office:meta>
</office:document-meta>
</file>